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267cm" loext:decorative="false"/>
      <style:paragraph-properties style:writing-mode="lr-tb"/>
    </style:style>
    <style:style style:name="P1" style:family="paragraph">
      <style:paragraph-properties fo:text-align="center"/>
      <style:text-properties fo:color="#a1467e" loext:opacity="100%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a1467e" loext:opacity="100%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a1467e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cm" svg:height="4.517cm" svg:x="0.5cm" svg:y="0.367cm">
          <draw:text-box>
            <text:p text:style-name="P1"><text:span text:style-name="T1">SMIOC</text:span></text:p>
            <text:p text:style-name="P1"><text:span text:style-name="T1">Yr 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1T19:35:21.508928031</meta:creation-date>
    <dc:date>2026-04-24T22:44:12.771389852</dc:date>
    <meta:editing-duration>PT11M54S</meta:editing-duration>
    <meta:editing-cycles>2</meta:editing-cycles>
    <meta:generator>LibreOffice/25.8.6.2$Linux_X86_64 LibreOffice_project/580$Build-2</meta:generator>
    <meta:document-statistic meta:object-count="1"/>
  </office:meta>
</office:document-meta>
</file>